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547in"/>
    </style:style>
    <style:style style:name="co6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670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28in" fo:break-before="auto" style:use-optimal-row-height="true"/>
    </style:style>
    <style:style style:name="ro3" style:family="table-row">
      <style:table-row-properties style:row-height="0.2398in" fo:break-before="auto" style:use-optimal-row-height="true"/>
    </style:style>
    <style:style style:name="ro4" style:family="table-row">
      <style:table-row-properties style:row-height="0.2709in" fo:break-before="auto" style:use-optimal-row-height="true"/>
    </style:style>
    <style:style style:name="ro5" style:family="table-row">
      <style:table-row-properties style:row-height="0.2602in" fo:break-before="auto" style:use-optimal-row-height="tru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 style:data-style-name="N14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138in" fo:padding-right="0.0417in" fo:padding-top="0.0138in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4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Parroquia San Eduardo - Diócesis San Carlos de Bariloche</text:p>
          </table:table-cell>
          <table:covered-table-cell table:number-columns-repeated="4" table:style-name="ce2"/>
          <table:table-cell table:number-columns-repeated="1018"/>
        </table:table-row>
        <table:table-row table:style-name="ro3">
          <table:table-cell/>
          <table:table-cell table:style-name="ce3" table:number-columns-repeated="5"/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 table:number-columns-spanned="5" table:number-rows-spanned="1">
            <text:p>Balance Anual 2022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Gastos De Mantenimiento y Funcionamiento</text:p>
          </table:table-cell>
          <table:covered-table-cell table:number-columns-repeated="4" table:style-name="ce5"/>
          <table:table-cell table:number-columns-repeated="1018"/>
        </table:table-row>
        <table:table-row table:style-name="ro3">
          <table:table-cell/>
          <table:table-cell table:style-name="ce3" table:number-columns-repeated="5"/>
          <table:table-cell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Entradas</text:p>
          </table:table-cell>
          <table:table-cell table:style-name="ce9" office:value-type="string" calcext:value-type="string">
            <text:p>Salidas</text:p>
          </table:table-cell>
          <table:table-cell table:style-name="ce9" office:value-type="string" calcext:value-type="string">
            <text:p>Déficit</text:p>
          </table:table-cell>
          <table:table-cell table:style-name="ce9" office:value-type="string" calcext:value-type="string">
            <text:p>Superávit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ero</text:p>
          </table:table-cell>
          <table:table-cell table:style-name="ce10" office:value-type="float" office:value="735830" calcext:value-type="float">
            <text:p>$ 735,830.00</text:p>
          </table:table-cell>
          <table:table-cell table:style-name="ce12" office:value-type="float" office:value="404848.36" calcext:value-type="float">
            <text:p>$ 404,848.36</text:p>
          </table:table-cell>
          <table:table-cell table:style-name="ce10"/>
          <table:table-cell table:style-name="ce10" table:formula="of:=IF([.C8]&gt;[.D8];[.C8]-[.D8];)" office:value-type="float" office:value="330981.64" calcext:value-type="float">
            <text:p>$ 330,981.64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Febrero</text:p>
          </table:table-cell>
          <table:table-cell table:style-name="ce10" office:value-type="float" office:value="477390" calcext:value-type="float">
            <text:p>$ 477,390.00</text:p>
          </table:table-cell>
          <table:table-cell table:style-name="ce12" office:value-type="float" office:value="564993.55" calcext:value-type="float">
            <text:p>$ 564,993.55</text:p>
          </table:table-cell>
          <table:table-cell table:style-name="ce10" table:formula="of:=IF([.C9]&lt;[.D9];[.C9]-[.D9];)*-1" office:value-type="float" office:value="87603.55" calcext:value-type="float">
            <text:p>$ 87,603.55</text:p>
          </table:table-cell>
          <table:table-cell table:style-name="ce10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Marzo</text:p>
          </table:table-cell>
          <table:table-cell table:style-name="ce10" office:value-type="float" office:value="294127" calcext:value-type="float">
            <text:p>$ 294,127.00</text:p>
          </table:table-cell>
          <table:table-cell table:style-name="ce12" office:value-type="float" office:value="315692.98" calcext:value-type="float">
            <text:p>$ 315,692.98</text:p>
          </table:table-cell>
          <table:table-cell table:style-name="ce10" table:formula="of:=IF([.C10]&lt;[.D10];[.C10]-[.D10];)*-1" office:value-type="float" office:value="21565.98" calcext:value-type="float">
            <text:p>$ 21,565.98</text:p>
          </table:table-cell>
          <table:table-cell table:style-name="ce10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Abril</text:p>
          </table:table-cell>
          <table:table-cell table:style-name="ce10" office:value-type="float" office:value="359190" calcext:value-type="float">
            <text:p>$ 359,190.00</text:p>
          </table:table-cell>
          <table:table-cell table:style-name="ce12" office:value-type="float" office:value="344553.5" calcext:value-type="float">
            <text:p>$ 344,553.50</text:p>
          </table:table-cell>
          <table:table-cell table:style-name="ce10"/>
          <table:table-cell table:style-name="ce10" table:formula="of:=IF([.C11]&gt;[.D11];[.C11]-[.D11];)" office:value-type="float" office:value="14636.5" calcext:value-type="float">
            <text:p>$ 14,636.50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Mayo</text:p>
          </table:table-cell>
          <table:table-cell table:style-name="ce10" office:value-type="float" office:value="369290" calcext:value-type="float">
            <text:p>$ 369,290.00</text:p>
          </table:table-cell>
          <table:table-cell table:style-name="ce12" office:value-type="float" office:value="454419.17" calcext:value-type="float">
            <text:p>$ 454,419.17</text:p>
          </table:table-cell>
          <table:table-cell table:style-name="ce10" table:formula="of:=IF([.C12]&lt;[.D12];[.C12]-[.D12];)*-1" office:value-type="float" office:value="85129.17" calcext:value-type="float">
            <text:p>$ 85,129.17</text:p>
          </table:table-cell>
          <table:table-cell table:style-name="ce10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Junio</text:p>
          </table:table-cell>
          <table:table-cell table:style-name="ce10" office:value-type="float" office:value="238910" calcext:value-type="float">
            <text:p>$ 238,910.00</text:p>
          </table:table-cell>
          <table:table-cell table:style-name="ce12" office:value-type="float" office:value="219224.15" calcext:value-type="float">
            <text:p>$ 219,224.15</text:p>
          </table:table-cell>
          <table:table-cell table:style-name="ce10"/>
          <table:table-cell table:style-name="ce10" table:formula="of:=IF([.C13]&gt;[.D13];[.C13]-[.D13];)" office:value-type="float" office:value="19685.85" calcext:value-type="float">
            <text:p>$ 19,685.85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Julio</text:p>
          </table:table-cell>
          <table:table-cell table:style-name="ce10" office:value-type="float" office:value="406940" calcext:value-type="float">
            <text:p>$ 406,940.00</text:p>
          </table:table-cell>
          <table:table-cell table:style-name="ce12" office:value-type="float" office:value="306077.69" calcext:value-type="float">
            <text:p>$ 306,077.69</text:p>
          </table:table-cell>
          <table:table-cell table:style-name="ce10"/>
          <table:table-cell table:style-name="ce10" table:formula="of:=IF([.C14]&gt;[.D14];[.C14]-[.D14];)" office:value-type="float" office:value="100862.31" calcext:value-type="float">
            <text:p>$ 100,862.31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Agosto</text:p>
          </table:table-cell>
          <table:table-cell table:style-name="ce10" office:value-type="float" office:value="771040" calcext:value-type="float">
            <text:p>$ 771,040.00</text:p>
          </table:table-cell>
          <table:table-cell table:style-name="ce12" office:value-type="float" office:value="847241.86" calcext:value-type="float">
            <text:p>$ 847,241.86</text:p>
          </table:table-cell>
          <table:table-cell table:style-name="ce10" table:formula="of:=IF([.C15]&lt;[.D15];[.C15]-[.D15];)*-1" office:value-type="float" office:value="76201.86" calcext:value-type="float">
            <text:p>$ 76,201.86</text:p>
          </table:table-cell>
          <table:table-cell table:style-name="ce10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Septiembre</text:p>
          </table:table-cell>
          <table:table-cell table:style-name="ce10" office:value-type="float" office:value="953100" calcext:value-type="float">
            <text:p>$ 953,100.00</text:p>
          </table:table-cell>
          <table:table-cell table:style-name="ce12" office:value-type="float" office:value="975484.3" calcext:value-type="float">
            <text:p>$ 975,484.30</text:p>
          </table:table-cell>
          <table:table-cell table:style-name="ce10" table:formula="of:=IF([.C16]&lt;[.D16];[.C16]-[.D16];)*-1" office:value-type="float" office:value="22384.3" calcext:value-type="float">
            <text:p>$ 22,384.30</text:p>
          </table:table-cell>
          <table:table-cell table:style-name="ce10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Octubre</text:p>
          </table:table-cell>
          <table:table-cell table:style-name="ce10" office:value-type="float" office:value="414480" calcext:value-type="float">
            <text:p>$ 414,480.00</text:p>
          </table:table-cell>
          <table:table-cell table:style-name="ce12" office:value-type="float" office:value="406276.55" calcext:value-type="float">
            <text:p>$ 406,276.55</text:p>
          </table:table-cell>
          <table:table-cell table:style-name="ce10"/>
          <table:table-cell table:style-name="ce10" table:formula="of:=IF([.C17]&gt;[.D17];[.C17]-[.D17];)" office:value-type="float" office:value="8203.45000000001" calcext:value-type="float">
            <text:p>$ 8,203.45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Noviembre</text:p>
          </table:table-cell>
          <table:table-cell table:style-name="ce10" office:value-type="float" office:value="488490" calcext:value-type="float">
            <text:p>$ 488,490.00</text:p>
          </table:table-cell>
          <table:table-cell table:style-name="ce12" office:value-type="float" office:value="516504.29" calcext:value-type="float">
            <text:p>$ 516,504.29</text:p>
          </table:table-cell>
          <table:table-cell table:style-name="ce10" table:formula="of:=IF([.C18]&lt;[.D18];[.C18]-[.D18];)*-1" office:value-type="float" office:value="28014.29" calcext:value-type="float">
            <text:p>$ 28,014.29</text:p>
          </table:table-cell>
          <table:table-cell table:style-name="ce10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Diciembre</text:p>
          </table:table-cell>
          <table:table-cell table:style-name="ce10" office:value-type="float" office:value="573030" calcext:value-type="float">
            <text:p>$ 573,030.00</text:p>
          </table:table-cell>
          <table:table-cell table:style-name="ce12" office:value-type="float" office:value="587978.21" calcext:value-type="float">
            <text:p>$ 587,978.21</text:p>
          </table:table-cell>
          <table:table-cell table:style-name="ce10" table:formula="of:=IF([.C19]&lt;[.D19];[.C19]-[.D19];)*-1" office:value-type="float" office:value="14948.21" calcext:value-type="float">
            <text:p>$ 14,948.21</text:p>
          </table:table-cell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7" office:value-type="string" calcext:value-type="string">
            <text:p>Totales</text:p>
          </table:table-cell>
          <table:table-cell table:style-name="ce11" table:formula="of:=SUM([.C8:.C19])" office:value-type="float" office:value="6081817" calcext:value-type="float">
            <text:p>$ 6,081,817.00</text:p>
          </table:table-cell>
          <table:table-cell table:style-name="ce11" table:formula="of:=SUM([.D8:.D19])" office:value-type="float" office:value="5943294.61" calcext:value-type="float">
            <text:p>$ 5,943,294.61</text:p>
          </table:table-cell>
          <table:table-cell table:style-name="ce11" table:formula="of:=SUM([.E8:.E19])" office:value-type="float" office:value="335847.36" calcext:value-type="float">
            <text:p>$ 335,847.36</text:p>
          </table:table-cell>
          <table:table-cell table:style-name="ce11" table:formula="of:=SUM([.F8:.F19])" office:value-type="float" office:value="474369.75" calcext:value-type="float">
            <text:p>$ 474,369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S.E.U.O.</text:p>
          </table:table-cell>
          <table:table-cell table:style-name="ce13"/>
          <table:table-cell table:style-name="ce13" office:value-type="string" calcext:value-type="string">
            <text:p>Superávit</text:p>
          </table:table-cell>
          <table:table-cell table:style-name="ce14" table:formula="of:=[.F21]-[.E21]" office:value-type="float" office:value="138522.39" calcext:value-type="float">
            <text:p>$ 138,522.3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table:number-columns-spanned="5" table:number-rows-spanned="1"/>
          <table:covered-table-cell table:number-columns-repeated="4" table:style-name="ce8"/>
          <table:table-cell table:number-columns-repeated="1018"/>
        </table:table-row>
        <table:table-row table:style-name="ro1">
          <table:table-cell/>
          <table:table-cell table:style-name="ce8" table:number-columns-spanned="5" table:number-rows-spanned="1"/>
          <table:covered-table-cell table:number-columns-repeated="4" table:style-name="ce8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>$ 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meta:print-date>2019-09-30T18:04:57</meta:print-date>
    <dc:date>2023-04-27T19:00:07.082755220</dc:date>
    <meta:editing-cycles>4</meta:editing-cycles>
    <meta:editing-duration>PT14M37S</meta:editing-duration>
    <meta:generator>LibreOffice/7.3.7.2$Linux_X86_64 LibreOffice_project/30$Build-2</meta:generator>
    <meta:document-statistic meta:table-count="3" meta:cell-count="63" meta:object-count="0"/>
    <meta:user-defined meta:name="AppVersion">15.0000</meta:user-defined>
  </office:meta>
</office:document-meta>
</file>